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&lt;div class="navbar sticky-top" style="box-shadow: 0 4px 2px -2px silver;</text:p>
      <text:p text:style-name="Standard"><text:s text:c="4"/>position: -webkit-sticky; <text:s/>&lt;!--required for Safari--&gt;</text:p>
      <text:p text:style-name="Standard"><text:s text:c="4"/>position: sticky;</text:p>
      <text:p text:style-name="Standard"><text:s text:c="4"/>top: 0;</text:p>
      <text:p text:style-name="Standard"><text:s text:c="4"/>background-color: white;"&gt;</text:p>
      <text:p text:style-name="Standard"/>
      <text:p text:style-name="Standard">&lt;h2&gt;</text:p>
      <text:p text:style-name="Standard"><text:s text:c="2"/>&lt;%=link_to "&lt;= Back To Filelist ", root_path, class: "btn btn-primary"%&gt; You're editing file: &lt;%=@file%&gt;</text:p>
      <text:p text:style-name="Standard">&lt;/h2&gt;</text:p>
      <text:p text:style-name="Standard">&lt;form action="/locales/find" method="get" &gt;</text:p>
      <text:p text:style-name="Standard"><text:s text:c="4"/>&lt;input type="hidden" value="&lt;%=@file%&gt;" name='locale_file'&gt;</text:p>
      <text:p text:style-name="Standard"><text:s text:c="4"/>&lt;div class="input-group d-inline-block"&gt;</text:p>
      <text:p text:style-name="Standard"><text:s text:c="4"/>&lt;input style="width: 400px"</text:p>
      <text:p text:style-name="Standard"><text:s text:c="11"/>class="form-control"</text:p>
      <text:p text:style-name="Standard"><text:s text:c="11"/>type="text"</text:p>
      <text:p text:style-name="Standard"><text:s text:c="11"/>name="search_phrase"</text:p>
      <text:p text:style-name="Standard"><text:s text:c="11"/>placeholder="Put needed key or value phrase or partial in &lt;%=@file%&gt;"</text:p>
      <text:p text:style-name="Standard"><text:s text:c="8"/>&lt;% if(@search_phrase!="")%&gt;</text:p>
      <text:p text:style-name="Standard"><text:s text:c="12"/>value="&lt;%=@search_phrase%&gt;"</text:p>
      <text:p text:style-name="Standard"><text:s text:c="8"/>&lt;%end%&gt;</text:p>
      <text:p text:style-name="Standard"><text:s text:c="4"/>&gt;</text:p>
      <text:p text:style-name="Standard"><text:s text:c="4"/>&lt;input type="submit"</text:p>
      <text:p text:style-name="Standard"><text:s text:c="11"/>value="SEARCH"</text:p>
      <text:p text:style-name="Standard"><text:s text:c="11"/>class="btn btn-primary input-group-append"&gt;</text:p>
      <text:p text:style-name="Standard"><text:s text:c="2"/>&lt;/div&gt;</text:p>
      <text:p text:style-name="Standard">&lt;/form&gt;</text:p>
      <text:p text:style-name="Standard"/>
      <text:p text:style-name="Standard">&lt;%= form_for (@file), url: { action: 'create', controller: 'locales' }, :authenticity_token =&gt; true do |s| %&gt;</text:p>
      <text:p text:style-name="Standard"/>
      <text:p text:style-name="Standard"><text:s text:c="4"/>&lt;input type="hidden"</text:p>
      <text:p text:style-name="Standard"><text:s text:c="11"/>value="&lt;%=@file%&gt;"</text:p>
      <text:p text:style-name="Standard"><text:s text:c="11"/>name='id'&gt;</text:p>
      <text:p text:style-name="Standard"><text:s text:c="4"/>&lt;input type="submit"</text:p>
      <text:p text:style-name="Standard"><text:s text:c="11"/>value="SAVE CHANGES"</text:p>
      <text:p text:style-name="Standard"><text:s text:c="11"/>class="btn btn-danger"</text:p>
      <text:p text:style-name="Standard"><text:s text:c="11"/>style="font-weight: bold; font-size: 120%; float: right"&gt;</text:p>
      <text:p text:style-name="Standard">&lt;/div&gt;&lt;!-- end of navbar div--&gt;</text:p>
      <text:p text:style-name="Standard"/>
      <text:p text:style-name="Standard"/>
      <text:p text:style-name="Standard"><text:s text:c="2"/>&lt;!--wyszukiwanie po klucz u i po wartości--&gt;</text:p>
      <text:p text:style-name="Standard"><text:s text:c="2"/>&lt;%=</text:p>
      <text:p text:style-name="Standard"><text:s text:c="2"/>@previous_parent = ""</text:p>
      <text:p text:style-name="Standard"><text:s text:c="2"/>@file_lines.each do |line|%&gt;</text:p>
      <text:p text:style-name="Standard"><text:s text:c="4"/>&lt;%if(line['value'].class!=Hash) #Checking if not Hash and can be processed as string</text:p>
      <text:p text:style-name="Standard"><text:s text:c="6"/>if(line['parent']!=@previous_parent)</text:p>
      <text:p text:style-name="Standard"><text:s text:c="8"/>%&gt;</text:p>
      <text:p text:style-name="Standard"><text:s text:c="6"/>&lt;/ul&gt;</text:p>
      <text:p text:style-name="Standard"><text:s text:c="8"/>&lt;div class="parent_node"&gt;parent node: &lt;%=line['parent_key']%&gt; &lt;/div&gt;</text:p>
      <text:p text:style-name="Standard"><text:s text:c="8"/>&lt;ul style="display: block; clean: both"&gt;</text:p>
      <text:p text:style-name="Standard"><text:soft-page-break/><text:s text:c="6"/>&lt;%end #end of "parent" section</text:p>
      <text:p text:style-name="Standard"><text:s text:c="8"/>@previous_parent = line['parent']</text:p>
      <text:p text:style-name="Standard"><text:s text:c="6"/>%&gt;</text:p>
      <text:p text:style-name="Standard"><text:s text:c="6"/>&lt;li class="value" style=""&gt;&lt;!-- Show the input itself --&gt;</text:p>
      <text:p text:style-name="Standard"><text:s text:c="8"/>&lt;input type="hidden" value="&lt;%=line['id']%&gt;" name="lines[]id"&gt;</text:p>
      <text:p text:style-name="Standard"><text:s text:c="8"/>&lt;input type="hidden" value="&lt;%=line['key']%&gt;" name="lines[]key"&gt;</text:p>
      <text:p text:style-name="Standard"><text:s text:c="8"/>&lt;div class="key" style="font-weight: bold"&gt;&lt;%=line['id']%&gt;: &lt;%=line['key']%&gt;&lt;/div&gt;</text:p>
      <text:p text:style-name="Standard"/>
      <text:p text:style-name="Standard"><text:s text:c="8"/>&lt;textarea cols="40" rows="3" style="font-size: 100%;" class="form-control shadow-textarea" name="lines[]value"&gt;&lt;%=line['value']%&gt;&lt;/textarea&gt;</text:p>
      <text:p text:style-name="Standard"><text:s text:c="6"/>&lt;/li&gt;</text:p>
      <text:p text:style-name="Standard"><text:s text:c="4"/>&lt;%end %&gt; &lt;!--#end of "if" checking Hash--&gt;</text:p>
      <text:p text:style-name="Standard"><text:s text:c="2"/>&lt;%end %&gt; &lt;!--end of "@file_lines.each" loop--&gt;</text:p>
      <text:p text:style-name="Standard"><text:s text:c="2"/>&lt;%=will_paginate @file_lines, renderer: WillPaginate::ActionView::Bootstrap4LinkRenderer%&gt;</text:p>
      <text:p text:style-name="Standard">&lt;!--&lt;/form&gt;--&gt;</text:p>
      <text:p text:style-name="Standard">&lt;%end%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<text:s text:c="5"/>@file_lines.each do |line|%&gt;</text:p>
      <text:p text:style-name="Standard"><text:s text:c="4"/>&lt;%if(line['value'].class!=Hash) #Checking if not Hash and can be processed as string</text:p>
      <text:p text:style-name="Standard"><text:s text:c="6"/>if(line['parent']!=@previous_parent)</text:p>
      <text:p text:style-name="Standard"><text:s text:c="8"/>%&gt;</text:p>
      <text:p text:style-name="Standard"><text:s text:c="6"/>&lt;/ul&gt;</text:p>
      <text:p text:style-name="Standard"><text:s text:c="8"/>&lt;div class="parent_node"&gt;parent node: &lt;%=line['parent_key']%&gt; &lt;/div&gt;</text:p>
      <text:p text:style-name="Standard"><text:s text:c="8"/>&lt;ul style="display: block; clean: both"&gt;</text:p>
      <text:p text:style-name="Standard"><text:s text:c="6"/>&lt;%end #end of "parent" section</text:p>
      <text:p text:style-name="Standard"><text:s text:c="8"/>@previous_parent = line['parent']</text:p>
      <text:p text:style-name="Standard"><text:s text:c="6"/>%&gt;</text:p>
      <text:p text:style-name="Standard"><text:s text:c="6"/>&lt;li class="value" style=""&gt;&lt;!-- Show the input itself --&gt;</text:p>
      <text:p text:style-name="Standard"><text:s text:c="8"/>&lt;input type="hidden" value="&lt;%=line['id']%&gt;" name="lines[]id"&gt;</text:p>
      <text:p text:style-name="Standard"><text:s text:c="8"/>&lt;input type="hidden" value="&lt;%=line['key']%&gt;" name="lines[]key"&gt;</text:p>
      <text:p text:style-name="Standard"><text:s text:c="8"/>&lt;div class="key" style="font-weight: bold"&gt;&lt;%=line['id']%&gt;: &lt;%=line['key']%&gt;&lt;/div&gt;</text:p>
      <text:p text:style-name="Standard"/>
      <text:p text:style-name="Standard"><text:s text:c="8"/>&lt;textarea cols="40" rows="3" style="font-size: 100%;" class="form-control shadow-textarea" name="lines[]value"&gt;&lt;%=line['value']%&gt;&lt;/textarea&gt;</text:p>
      <text:p text:style-name="Standard"><text:s text:c="6"/>&lt;/li&gt;</text:p>
      <text:p text:style-name="Standard"><text:s text:c="4"/>&lt;%end %&gt; &lt;!--#end of "if" checking Hash--&gt;</text:p>
      <text:p text:style-name="Standard"><text:s text:c="2"/>&lt;%end %&gt; &lt;!--end of "@file_lines.each" loop--&gt;</text:p>
      <text:p text:style-name="Standard"><text:s text:c="2"/>&lt;%=will_paginate @file_lines, renderer: WillPaginate::ActionView::Bootstrap4LinkRenderer%&gt;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5T11:48:59</meta:creation-date>
    <dc:date>2019-01-15T23:41:19</dc:date>
    <meta:editing-duration>PT11H52M20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2" meta:paragraph-count="77" meta:word-count="310" meta:character-count="3396"/>
  </office:meta>
</office:document-meta>
</file>